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" svg:font-family="TimesNewRoman"/>
    <style:font-face style:name="DejaVu Sans1" svg:font-family="'DejaVu Sans'" style:font-pitch="variable"/>
    <style:font-face style:name="Liberation Serif" svg:font-family="'Liberation Serif'" style:font-pitch="variable"/>
    <style:font-face style:name="TimesNewRoman1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svg:stroke-opacity="99%" draw:stroke-linejoin="miter" svg:stroke-linecap="butt" draw:fill="solid" draw:fill-color="#f0e68c" draw:opacity="99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00000" svg:stroke-opacity="99%" draw:stroke-linejoin="miter" svg:stroke-linecap="butt" draw:fill="solid" draw:fill-color="#90ee90" draw:opacity="99%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svg:stroke-opacity="99%" draw:stroke-linejoin="miter" svg:stroke-linecap="butt" draw:fill="solid" draw:fill-color="#ffc0cb" draw:opacity="99%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1cm" fo:min-width="0.8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0e68c" draw:opacity="99%"/>
    </style:style>
    <style:style style:name="P3" style:family="paragraph">
      <loext:graphic-properties draw:fill="solid" draw:fill-color="#90ee90" draw:opacity="99%"/>
    </style:style>
    <style:style style:name="P4" style:family="paragraph">
      <loext:graphic-properties draw:fill="solid" draw:fill-color="#ffc0cb" draw:opacity="99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  <style:text-properties fo:font-size="23pt" style:font-size-asian="23pt" style:font-size-complex="23pt"/>
    </style:style>
    <style:style style:name="T1" style:family="text">
      <style:text-properties fo:color="#000000" style:font-name="TimesNewRoman" fo:font-size="16pt" style:font-size-asian="16pt" style:font-name-complex="TimesNewRoman" style:font-size-complex="16pt"/>
    </style:style>
    <style:style style:name="T2" style:family="text">
      <style:text-properties fo:color="#000000" style:font-name="TimesNewRoman" fo:font-size="18pt" style:font-size-asian="18pt" style:font-name-complex="TimesNewRoman" style:font-size-complex="18pt"/>
    </style:style>
    <style:style style:name="T3" style:family="text">
      <style:text-properties fo:color="#000000" style:font-name="TimesNewRoman" fo:font-size="23pt" style:font-size-asian="23pt" style:font-name-complex="TimesNewRoman" style:font-size-complex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598cm" svg:height="9.387cm" svg:x="2.174cm" svg:y="0.254cm" svg:viewBox="0 0 12599 9388" draw:points="0,9388 12599,9388 12599,0 0,0">
          <text:p/>
        </draw:polygon>
        <draw:polygon draw:style-name="gr2" draw:text-style-name="P2" draw:layer="layout" svg:width="0.701cm" svg:height="5.95cm" svg:x="2.747cm" svg:y="3.691cm" svg:viewBox="0 0 702 5951" draw:points="0,5951 702,5951 702,0 0,0">
          <text:p/>
        </draw:polygon>
        <draw:polygon draw:style-name="gr2" draw:text-style-name="P2" draw:layer="layout" svg:width="0.701cm" svg:height="7.46cm" svg:x="5.863cm" svg:y="2.181cm" svg:viewBox="0 0 702 7461" draw:points="0,7461 702,7461 702,0 0,0">
          <text:p/>
        </draw:polygon>
        <draw:polygon draw:style-name="gr2" draw:text-style-name="P2" draw:layer="layout" svg:width="0.701cm" svg:height="7.506cm" svg:x="8.98cm" svg:y="2.135cm" svg:viewBox="0 0 702 7507" draw:points="0,7507 702,7507 702,0 0,0">
          <text:p/>
        </draw:polygon>
        <draw:polygon draw:style-name="gr2" draw:text-style-name="P2" draw:layer="layout" svg:width="0.701cm" svg:height="8.369cm" svg:x="12.096cm" svg:y="1.272cm" svg:viewBox="0 0 702 8370" draw:points="0,8370 702,8370 702,0 0,0">
          <text:p/>
        </draw:polygon>
        <draw:polygon draw:style-name="gr3" draw:text-style-name="P3" draw:layer="layout" svg:width="0.701cm" svg:height="6.587cm" svg:x="3.448cm" svg:y="3.054cm" svg:viewBox="0 0 702 6588" draw:points="0,6588 702,6588 702,0 0,0">
          <text:p/>
        </draw:polygon>
        <draw:polygon draw:style-name="gr3" draw:text-style-name="P3" draw:layer="layout" svg:width="0.701cm" svg:height="8.391cm" svg:x="6.564cm" svg:y="1.25cm" svg:viewBox="0 0 702 8392" draw:points="0,8392 702,8392 702,0 0,0">
          <text:p/>
        </draw:polygon>
        <draw:polygon draw:style-name="gr3" draw:text-style-name="P3" draw:layer="layout" svg:width="0.701cm" svg:height="8.078cm" svg:x="9.681cm" svg:y="1.563cm" svg:viewBox="0 0 702 8079" draw:points="0,8079 702,8079 702,0 0,0">
          <text:p/>
        </draw:polygon>
        <draw:polygon draw:style-name="gr3" draw:text-style-name="P3" draw:layer="layout" svg:width="0.701cm" svg:height="8.94cm" svg:x="12.797cm" svg:y="0.701cm" svg:viewBox="0 0 702 8941" draw:points="0,8941 702,8941 702,0 0,0">
          <text:p/>
        </draw:polygon>
        <draw:polygon draw:style-name="gr4" draw:text-style-name="P4" draw:layer="layout" svg:width="0.701cm" svg:height="6.148cm" svg:x="4.149cm" svg:y="3.493cm" svg:viewBox="0 0 702 6149" draw:points="0,6149 702,6149 702,0 0,0">
          <text:p/>
        </draw:polygon>
        <draw:polygon draw:style-name="gr4" draw:text-style-name="P4" draw:layer="layout" svg:width="0.702cm" svg:height="7.979cm" svg:x="7.265cm" svg:y="1.662cm" svg:viewBox="0 0 703 7980" draw:points="0,7980 703,7980 703,0 0,0">
          <text:p/>
        </draw:polygon>
        <draw:polygon draw:style-name="gr4" draw:text-style-name="P4" draw:layer="layout" svg:width="0.701cm" svg:height="6.213cm" svg:x="10.382cm" svg:y="3.428cm" svg:viewBox="0 0 702 6214" draw:points="0,6214 702,6214 702,0 0,0">
          <text:p/>
        </draw:polygon>
        <draw:polygon draw:style-name="gr4" draw:text-style-name="P4" draw:layer="layout" svg:width="0.702cm" svg:height="8.788cm" svg:x="13.498cm" svg:y="0.853cm" svg:viewBox="0 0 703 8789" draw:points="0,8789 703,8789 703,0 0,0">
          <text:p/>
        </draw:polygon>
        <draw:polygon draw:style-name="gr5" draw:text-style-name="P5" draw:layer="layout" svg:width="0cm" svg:height="0.123cm" svg:x="3.798cm" svg:y="9.641cm" svg:viewBox="0 0 0 124" draw:points="0,0 0,124">
          <text:p/>
        </draw:polygon>
        <draw:line draw:style-name="gr6" draw:text-style-name="P6" draw:layer="layout" svg:x1="3.798cm" svg:y1="9.641cm" svg:x2="3.798cm" svg:y2="9.765cm">
          <text:p/>
        </draw:line>
        <draw:polygon draw:style-name="gr5" draw:text-style-name="P5" draw:layer="layout" svg:width="0cm" svg:height="0.123cm" svg:x="6.915cm" svg:y="9.641cm" svg:viewBox="0 0 0 124" draw:points="0,0 0,124">
          <text:p/>
        </draw:polygon>
        <draw:line draw:style-name="gr6" draw:text-style-name="P6" draw:layer="layout" svg:x1="6.915cm" svg:y1="9.641cm" svg:x2="6.915cm" svg:y2="9.765cm">
          <text:p/>
        </draw:line>
        <draw:frame draw:style-name="gr7" draw:text-style-name="P8" draw:layer="layout" svg:width="1.661cm" svg:height="0.628cm" svg:x="2.967cm" svg:y="9.778cm">
          <draw:text-box>
            <text:p text:style-name="P7"><text:span text:style-name="T1">Factual</text:span></text:p>
          </draw:text-box>
        </draw:frame>
        <draw:polygon draw:style-name="gr5" draw:text-style-name="P5" draw:layer="layout" svg:width="0cm" svg:height="0.123cm" svg:x="10.031cm" svg:y="9.641cm" svg:viewBox="0 0 0 124" draw:points="0,0 0,124">
          <text:p/>
        </draw:polygon>
        <draw:line draw:style-name="gr6" draw:text-style-name="P6" draw:layer="layout" svg:x1="10.031cm" svg:y1="9.641cm" svg:x2="10.031cm" svg:y2="9.765cm">
          <text:p/>
        </draw:line>
        <draw:polygon draw:style-name="gr5" draw:text-style-name="P5" draw:layer="layout" svg:width="0cm" svg:height="0.123cm" svg:x="13.148cm" svg:y="9.641cm" svg:viewBox="0 0 0 124" draw:points="0,0 0,124">
          <text:p/>
        </draw:polygon>
        <draw:line draw:style-name="gr6" draw:text-style-name="P6" draw:layer="layout" svg:x1="13.148cm" svg:y1="9.641cm" svg:x2="13.148cm" svg:y2="9.765cm">
          <text:p/>
        </draw:line>
        <draw:frame draw:style-name="gr7" draw:text-style-name="P8" draw:layer="layout" svg:width="6.174cm" svg:height="0.628cm" svg:x="5.77cm" svg:y="9.778cm">
          <draw:text-box>
            <text:p text:style-name="P7"><text:span text:style-name="T1">Linguistic <text:s text:c="3"/>Commonsense</text:span></text:p>
          </draw:text-box>
        </draw:frame>
        <draw:polygon draw:style-name="gr5" draw:text-style-name="P5" draw:layer="layout" svg:width="0.123cm" svg:height="0cm" svg:x="2.05cm" svg:y="9.641cm" svg:viewBox="0 0 124 0" draw:points="124,0 0,0">
          <text:p/>
        </draw:polygon>
        <draw:line draw:style-name="gr6" draw:text-style-name="P6" draw:layer="layout" svg:x1="2.174cm" svg:y1="9.641cm" svg:x2="2.05cm" svg:y2="9.641cm">
          <text:p/>
        </draw:line>
        <draw:frame draw:style-name="gr7" draw:text-style-name="P8" draw:layer="layout" svg:width="1.005cm" svg:height="0.628cm" svg:x="12.646cm" svg:y="9.778cm">
          <draw:text-box>
            <text:p text:style-name="P7"><text:span text:style-name="T1">Bias</text:span></text:p>
          </draw:text-box>
        </draw:frame>
        <draw:polygon draw:style-name="gr5" draw:text-style-name="P5" draw:layer="layout" svg:width="0.123cm" svg:height="0cm" svg:x="2.05cm" svg:y="7.81cm" svg:viewBox="0 0 124 0" draw:points="124,0 0,0">
          <text:p/>
        </draw:polygon>
        <draw:line draw:style-name="gr6" draw:text-style-name="P6" draw:layer="layout" svg:x1="2.174cm" svg:y1="7.81cm" svg:x2="2.05cm" svg:y2="7.81cm">
          <text:p/>
        </draw:line>
        <draw:frame draw:style-name="gr8" draw:text-style-name="P9" draw:layer="layout" svg:width="0.798cm" svg:height="0.704cm" svg:x="1.134cm" svg:y="9.297cm">
          <draw:text-box>
            <text:p text:style-name="P7"><text:span text:style-name="T2">0.0</text:span></text:p>
          </draw:text-box>
        </draw:frame>
        <draw:polygon draw:style-name="gr5" draw:text-style-name="P5" draw:layer="layout" svg:width="0.123cm" svg:height="0cm" svg:x="2.05cm" svg:y="5.98cm" svg:viewBox="0 0 124 0" draw:points="124,0 0,0">
          <text:p/>
        </draw:polygon>
        <draw:line draw:style-name="gr6" draw:text-style-name="P6" draw:layer="layout" svg:x1="2.174cm" svg:y1="5.98cm" svg:x2="2.05cm" svg:y2="5.98cm">
          <text:p/>
        </draw:line>
        <draw:frame draw:style-name="gr8" draw:text-style-name="P9" draw:layer="layout" svg:width="0.798cm" svg:height="0.704cm" svg:x="1.134cm" svg:y="7.466cm">
          <draw:text-box>
            <text:p text:style-name="P7"><text:span text:style-name="T2">0.2</text:span></text:p>
          </draw:text-box>
        </draw:frame>
        <draw:polygon draw:style-name="gr5" draw:text-style-name="P5" draw:layer="layout" svg:width="0.123cm" svg:height="0cm" svg:x="2.05cm" svg:y="4.149cm" svg:viewBox="0 0 124 0" draw:points="124,0 0,0">
          <text:p/>
        </draw:polygon>
        <draw:line draw:style-name="gr6" draw:text-style-name="P6" draw:layer="layout" svg:x1="2.174cm" svg:y1="4.149cm" svg:x2="2.05cm" svg:y2="4.149cm">
          <text:p/>
        </draw:line>
        <draw:frame draw:style-name="gr8" draw:text-style-name="P9" draw:layer="layout" svg:width="0.798cm" svg:height="0.704cm" svg:x="1.134cm" svg:y="5.635cm">
          <draw:text-box>
            <text:p text:style-name="P7"><text:span text:style-name="T2">0.4</text:span></text:p>
          </draw:text-box>
        </draw:frame>
        <draw:polygon draw:style-name="gr5" draw:text-style-name="P5" draw:layer="layout" svg:width="0.123cm" svg:height="0cm" svg:x="2.05cm" svg:y="2.318cm" svg:viewBox="0 0 124 0" draw:points="124,0 0,0">
          <text:p/>
        </draw:polygon>
        <draw:line draw:style-name="gr6" draw:text-style-name="P6" draw:layer="layout" svg:x1="2.174cm" svg:y1="2.318cm" svg:x2="2.05cm" svg:y2="2.318cm">
          <text:p/>
        </draw:line>
        <draw:frame draw:style-name="gr8" draw:text-style-name="P9" draw:layer="layout" svg:width="0.798cm" svg:height="0.704cm" svg:x="1.134cm" svg:y="3.804cm">
          <draw:text-box>
            <text:p text:style-name="P7"><text:span text:style-name="T2">0.6</text:span></text:p>
          </draw:text-box>
        </draw:frame>
        <draw:polygon draw:style-name="gr5" draw:text-style-name="P5" draw:layer="layout" svg:width="0.123cm" svg:height="0cm" svg:x="2.05cm" svg:y="0.487cm" svg:viewBox="0 0 124 0" draw:points="124,0 0,0">
          <text:p/>
        </draw:polygon>
        <draw:line draw:style-name="gr6" draw:text-style-name="P6" draw:layer="layout" svg:x1="2.174cm" svg:y1="0.487cm" svg:x2="2.05cm" svg:y2="0.487cm">
          <text:p/>
        </draw:line>
        <draw:frame draw:style-name="gr8" draw:text-style-name="P9" draw:layer="layout" svg:width="0.798cm" svg:height="0.704cm" svg:x="1.134cm" svg:y="1.973cm">
          <draw:text-box>
            <text:p text:style-name="P7"><text:span text:style-name="T2">0.8</text:span></text:p>
          </draw:text-box>
        </draw:frame>
        <draw:frame draw:style-name="gr8" draw:text-style-name="P9" draw:layer="layout" svg:width="0.798cm" svg:height="0.704cm" svg:x="1.134cm" svg:y="0.142cm">
          <draw:text-box>
            <text:p text:style-name="P7"><text:span text:style-name="T2">1.0</text:span></text:p>
          </draw:text-box>
        </draw:frame>
        <draw:line draw:style-name="gr9" draw:text-style-name="P6" draw:layer="layout" svg:x1="2.174cm" svg:y1="9.641cm" svg:x2="2.174cm" svg:y2="0.254cm">
          <text:p/>
        </draw:line>
        <draw:line draw:style-name="gr9" draw:text-style-name="P6" draw:layer="layout" svg:x1="14.772cm" svg:y1="9.641cm" svg:x2="14.772cm" svg:y2="0.254cm">
          <text:p/>
        </draw:line>
        <draw:line draw:style-name="gr9" draw:text-style-name="P6" draw:layer="layout" svg:x1="2.174cm" svg:y1="9.641cm" svg:x2="14.772cm" svg:y2="9.641cm">
          <text:p/>
        </draw:line>
        <draw:line draw:style-name="gr9" draw:text-style-name="P6" draw:layer="layout" svg:x1="2.174cm" svg:y1="0.254cm" svg:x2="14.772cm" svg:y2="0.254cm">
          <text:p/>
        </draw:line>
        <draw:polygon draw:style-name="gr2" draw:text-style-name="P2" draw:layer="layout" svg:width="1.129cm" svg:height="0.396cm" svg:x="2.31cm" svg:y="10.964cm" svg:viewBox="0 0 1130 397" draw:points="0,397 1130,397 1130,0 0,0">
          <text:p/>
        </draw:polygon>
        <draw:frame draw:style-name="gr10" draw:text-style-name="P10" draw:layer="layout" svg:width="3.067cm" svg:height="0.903cm" draw:transform="rotate (1.5707963267949) translate (0.094cm 6.48cm)">
          <draw:text-box>
            <text:p text:style-name="P7"><text:span text:style-name="T3">Causality</text:span></text:p>
          </draw:text-box>
        </draw:frame>
        <draw:polygon draw:style-name="gr3" draw:text-style-name="P3" draw:layer="layout" svg:width="1.129cm" svg:height="0.396cm" svg:x="6.596cm" svg:y="10.964cm" svg:viewBox="0 0 1130 397" draw:points="0,397 1130,397 1130,0 0,0">
          <text:p/>
        </draw:polygon>
        <draw:frame draw:style-name="gr7" draw:text-style-name="P8" draw:layer="layout" svg:width="1.975cm" svg:height="0.628cm" svg:x="3.691cm" svg:y="10.857cm">
          <draw:text-box>
            <text:p text:style-name="P7"><text:span text:style-name="T1">GPT2-xl</text:span></text:p>
          </draw:text-box>
        </draw:frame>
        <draw:polygon draw:style-name="gr4" draw:text-style-name="P4" draw:layer="layout" svg:width="1.129cm" svg:height="0.396cm" svg:x="10.327cm" svg:y="10.964cm" svg:viewBox="0 0 1130 397" draw:points="0,397 1130,397 1130,0 0,0">
          <text:p/>
        </draw:polygon>
        <draw:frame draw:style-name="gr7" draw:text-style-name="P8" draw:layer="layout" svg:width="1.471cm" svg:height="0.628cm" svg:x="7.977cm" svg:y="10.857cm">
          <draw:text-box>
            <text:p text:style-name="P7"><text:span text:style-name="T1">GPT-J</text:span></text:p>
          </draw:text-box>
        </draw:frame>
        <draw:frame draw:style-name="gr7" draw:text-style-name="P8" draw:layer="layout" svg:width="2.724cm" svg:height="0.628cm" svg:x="11.708cm" svg:y="10.857cm">
          <draw:text-box>
            <text:p text:style-name="P7"><text:span text:style-name="T1">LLaMa-13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" svg:font-family="TimesNewRoman"/>
    <style:font-face style:name="DejaVu Sans1" svg:font-family="'DejaVu Sans'" style:font-pitch="variable"/>
    <style:font-face style:name="Liberation Serif" svg:font-family="'Liberation Serif'" style:font-pitch="variable"/>
    <style:font-face style:name="TimesNewRoman1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5.516cm" fo:page-height="11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6T17:36:07.747461022</dc:date>
    <meta:editing-duration>PT1M11S</meta:editing-duration>
    <meta:editing-cycles>1</meta:editing-cycles>
    <meta:document-statistic meta:object-count="53"/>
    <meta:generator>LibreOffice/6.4.7.2$Linux_X86_64 LibreOffice_project/40$Build-2</meta:generator>
  </office:meta>
</office:document-meta>
</file>